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48EFF3AC67F122C2.png" manifest:media-type="image/png"/>
  <manifest:file-entry manifest:full-path="Pictures/10000201000000370000004049FF37A37318B5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5.5cm" style:rel-column-width="21845*"/>
    </style:style>
    <style:style style:name="Table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14pt" officeooo:rsid="00405bf7" officeooo:paragraph-rsid="00405bf7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3e8995" officeooo:paragraph-rsid="003e8995" style:font-size-asian="14pt" style:font-weight-asian="bold" style:font-size-complex="14pt" style:font-weight-complex="bold"/>
    </style:style>
    <style:style style:name="P9" style:family="paragraph" style:parent-style-name="Footer">
      <style:text-properties fo:font-size="2pt" style:font-size-asian="1.75pt" style:font-size-complex="2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officeooo:rsid="004199bf" officeooo:paragraph-rsid="004199bf" style:font-size-asian="13.1000003814697pt" style:font-size-complex="15pt"/>
    </style:style>
    <style:style style:name="P13" style:family="paragraph" style:parent-style-name="Standard">
      <style:paragraph-properties fo:line-height="115%"/>
      <style:text-properties style:font-name="FreeSans" fo:font-size="15pt" fo:letter-spacing="0.035cm" officeooo:rsid="0045d4f7" officeooo:paragraph-rsid="0045d4f7" style:font-size-asian="13.1000003814697pt" style:font-size-complex="15pt"/>
    </style:style>
    <style:style style:name="P14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fo:font-weight="bold" officeooo:rsid="004199bf" officeooo:paragraph-rsid="004199bf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344ad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0309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3344ad" officeooo:paragraph-rsid="003344ad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3700c7" officeooo:paragraph-rsid="003700c7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380309" officeooo:paragraph-rsid="00380309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45d4f7" officeooo:paragraph-rsid="0045d4f7" style:font-size-asian="14pt" style:font-size-complex="14pt"/>
    </style:style>
    <style:style style:name="P2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2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4830" officeooo:paragraph-rsid="00314830" style:font-size-asian="40pt" style:font-style-asian="italic" style:font-weight-asian="bold" style:font-size-complex="40pt" style:font-style-complex="italic" style:font-weight-complex="bold"/>
    </style:style>
    <style:style style:name="P26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344ad" officeooo:paragraph-rsid="003344ad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700c7" officeooo:paragraph-rsid="003700c7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44ad" officeooo:paragraph-rsid="003344ad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344ad" officeooo:paragraph-rsid="002a61b8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00c7" officeooo:paragraph-rsid="003700c7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0309" officeooo:paragraph-rsid="00380309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33" style:family="paragraph" style:parent-style-name="Standard">
      <style:paragraph-properties fo:margin-left="1.251cm" fo:margin-right="0cm" fo:line-height="115%" fo:text-indent="0cm" style:auto-text-indent="false"/>
      <style:text-properties style:font-name="FreeSans" fo:font-size="15pt" fo:letter-spacing="0.035cm" officeooo:rsid="004199bf" officeooo:paragraph-rsid="004199bf" style:font-size-asian="13.1000003814697pt" style:font-size-complex="15pt"/>
    </style:style>
    <style:style style:name="P34" style:family="paragraph" style:parent-style-name="Standard">
      <style:paragraph-properties fo:margin-left="1.251cm" fo:margin-right="0cm" fo:line-height="115%" fo:text-indent="0cm" style:auto-text-indent="false"/>
      <style:text-properties style:font-name="FreeSans" fo:font-size="15pt" fo:letter-spacing="0.035cm" officeooo:rsid="00437683" officeooo:paragraph-rsid="00437683" style:font-size-asian="13.1000003814697pt" style:font-size-complex="15pt"/>
    </style:style>
    <style:style style:name="P35" style:family="paragraph" style:parent-style-name="Standard">
      <style:paragraph-properties fo:margin-left="1.251cm" fo:margin-right="0cm" fo:line-height="115%" fo:text-indent="0cm" style:auto-text-indent="false"/>
      <style:text-properties style:font-name="FreeSans" fo:font-size="15pt" fo:letter-spacing="0.035cm" officeooo:rsid="0045d4f7" officeooo:paragraph-rsid="0045d4f7" style:font-size-asian="13.1000003814697pt" style:font-size-complex="15pt"/>
    </style:style>
    <style:style style:name="P36" style:family="paragraph" style:parent-style-name="Standard">
      <style:paragraph-properties fo:margin-left="1.251cm" fo:margin-right="0cm" fo:line-height="115%" fo:text-indent="0cm" style:auto-text-indent="false"/>
      <style:text-properties style:font-name="FreeSans" fo:font-size="15pt" fo:letter-spacing="0.035cm" fo:font-style="italic" officeooo:rsid="00437683" officeooo:paragraph-rsid="00437683" style:font-size-asian="13.1000003814697pt" style:font-style-asian="italic" style:font-size-complex="15pt" style:font-style-complex="italic"/>
    </style:style>
    <style:style style:name="P37" style:family="paragraph" style:parent-style-name="Standard" style:list-style-name="L1">
      <style:paragraph-properties fo:line-height="115%"/>
      <style:text-properties style:font-name="FreeSans" fo:font-size="14pt" fo:letter-spacing="0.035cm" officeooo:rsid="003517ab" officeooo:paragraph-rsid="003517ab" style:font-size-asian="14pt" style:font-size-complex="14pt"/>
    </style:style>
    <style:style style:name="P38" style:family="paragraph" style:parent-style-name="Standard" style:list-style-name="L1">
      <style:paragraph-properties fo:line-height="115%"/>
      <style:text-properties style:font-name="FreeSans" fo:font-size="14pt" fo:letter-spacing="0.035cm" officeooo:rsid="0045d4f7" officeooo:paragraph-rsid="0045d4f7" style:font-size-asian="14pt" style:font-size-complex="14pt"/>
    </style:style>
    <style:style style:name="P39" style:family="paragraph" style:parent-style-name="Standard" style:list-style-name="L2">
      <style:paragraph-properties fo:line-height="115%"/>
      <style:text-properties style:font-name="FreeSans" fo:font-size="14pt" fo:letter-spacing="0.035cm" officeooo:rsid="0045d4f7" officeooo:paragraph-rsid="0045d4f7" style:font-size-asian="14pt" style:font-size-complex="14pt"/>
    </style:style>
    <style:style style:name="P40" style:family="paragraph" style:parent-style-name="Standard">
      <style:paragraph-properties fo:line-height="115%" fo:break-before="page"/>
      <style:text-properties style:font-name="Lora" fo:font-size="25pt" fo:letter-spacing="0.035cm" officeooo:rsid="003344ad" officeooo:paragraph-rsid="003344ad" style:font-size-asian="25pt" style:font-size-complex="25pt"/>
    </style:style>
    <style:style style:name="P41" style:family="paragraph">
      <loext:graphic-properties draw:fill-color="#2c3756"/>
    </style:style>
    <style:style style:name="P4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344ad"/>
    </style:style>
    <style:style style:name="T2" style:family="text">
      <style:text-properties officeooo:rsid="002ea5fe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officeooo:rsid="00314830"/>
    </style:style>
    <style:style style:name="T7" style:family="text">
      <style:text-properties officeooo:rsid="00437683"/>
    </style:style>
    <style:style style:name="T8" style:family="text">
      <style:text-properties officeooo:rsid="0045d4f7"/>
    </style:style>
    <style:style style:name="T9" style:family="text">
      <style:text-properties officeooo:rsid="0047b7c0"/>
    </style:style>
    <style:style style:name="T10" style:family="text">
      <style:text-properties fo:color="#2c3756" fo:font-style="italic" style:font-style-asian="italic" style:font-style-complex="italic"/>
    </style:style>
    <style:style style:name="T11" style:family="text">
      <style:text-properties officeooo:rsid="004bbe65"/>
    </style:style>
    <style:style style:name="T1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4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6" draw:name="Shape2" draw:style-name="gr4" draw:text-style-name="P4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5">Resumen de reunión</text:p>
      <text:p text:style-name="P23"><draw:frame draw:style-name="fr2" draw:name="Image1" text:anchor-type="as-char" svg:width="14.6cm" svg:height="6.6cm" draw:z-index="8"><draw:image xlink:href="Pictures/1000020100000226000000FA48EFF3AC67F122C2.png" xlink:type="simple" xlink:show="embed" xlink:actuate="onLoad" loext:mime-type="image/png"/></draw:frame></text:p>
      <text:p text:style-name="P24"><text:span text:style-name="T5">Proyecto </text:span><text:span text:style-name="T4">Colibrí</text:span></text:p>
      <text:p text:style-name="P10"/>
      <text:p text:style-name="P14">Asignatura</text:p>
      <text:p text:style-name="P10">Laboratorio de desarrollo de software</text:p>
      <text:p text:style-name="P10"/>
      <text:p text:style-name="P14">Autor</text:p>
      <text:p text:style-name="P13">Cinthia Lima</text:p>
      <text:p text:style-name="P10"/>
      <text:p text:style-name="P14">Fecha de redacción</text:p>
      <text:p text:style-name="P10"><text:span text:style-name="T8">10</text:span>/<text:span text:style-name="T8">01</text:span>/<text:span text:style-name="T6">2018</text:span></text:p>
      <text:p text:style-name="P32"><draw:custom-shape text:anchor-type="paragraph" draw:z-index="1" draw:name="Shape1" draw:style-name="gr2" draw:text-style-name="P4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44" svg:width="6.501cm" svg:height="18.5cm" svg:x="0.499cm" svg:y="0.75cm"><draw:text-box><text:p text:style-name="P43"><text:span text:style-name="T12">Las actas de reunión, constituyen los documentos de referencia y constancia de cada una de las discusiones llevadas a cabo por el grupo en torno a diversos temas que atañen al conocimiento y exploración del Sistema.</text:span></text:p></draw:text-box></draw:frame></text:p>
      <text:p text:style-name="P40"><text:span text:style-name="T10">Resumen de reunión</text:span></text:p>
      <text:p text:style-name="P29"/>
      <text:p text:style-name="P26">Convocatoria</text:p>
      <text:p text:style-name="P28">Convoca la reunión</text:p>
      <text:p text:style-name="P19">Ariel Machini</text:p>
      <text:p text:style-name="P19"/>
      <text:p text:style-name="P28">Fecha de convocatoria</text:p>
      <text:p text:style-name="P19"><text:span text:style-name="T8">1</text:span>0/<text:span text:style-name="T8">01</text:span>/<text:span text:style-name="T8">2019</text:span></text:p>
      <text:p text:style-name="P19"/>
      <text:p text:style-name="P28">Medio de comunicación</text:p>
      <text:p text:style-name="P22">Verbal</text:p>
      <text:p text:style-name="P16"/>
      <text:p text:style-name="P16"/>
      <text:p text:style-name="P26">Temario</text:p>
      <text:p text:style-name="P28">Fecha de la reunión</text:p>
      <text:p text:style-name="P19"><text:span text:style-name="T8">1</text:span>0/<text:span text:style-name="T8">0</text:span>1/201<text:span text:style-name="T8">9</text:span></text:p>
      <text:p text:style-name="P19"/>
      <text:p text:style-name="P28">Hora de la reunión</text:p>
      <text:p text:style-name="P19">1<text:span text:style-name="T8">9</text:span>:30</text:p>
      <text:p text:style-name="P17"/>
      <text:p text:style-name="P28">Lugar de reunión</text:p>
      <text:p text:style-name="P19">Casa de Ariel Machini</text:p>
      <text:p text:style-name="P19"/>
      <text:p text:style-name="P28">Temario propuesto</text:p>
      <text:list xml:id="list2455261466" text:style-name="L1">
        <text:list-item>
          <text:p text:style-name="P37">Re<text:span text:style-name="T8">visar compromisos de reunión anterior</text:span></text:p>
        </text:list-item>
        <text:list-item>
          <text:p text:style-name="P38">Distribución de las tareas de programación</text:p>
        </text:list-item>
      </text:list>
      <text:p text:style-name="P17"/>
      <text:p text:style-name="P17"/>
      <text:p text:style-name="P27"><text:soft-page-break/>Desarrollo</text:p>
      <text:p text:style-name="P30">Clasificación</text:p>
      <text:p text:style-name="P20"><text:span text:style-name="T8">Avances y c</text:span>oordinación.</text:p>
      <text:p text:style-name="P20"/>
      <text:p text:style-name="P30">Participantes</text:p>
      <text:p text:style-name="P20">Ariel Machini y Cinthia Lima.</text:p>
      <text:p text:style-name="P20"/>
      <text:p text:style-name="P30">Resoluciones</text:p>
      <text:p text:style-name="P21">Tras revisar <text:span text:style-name="T8">los compromisos asumidos y debatir acerca del desarrollo del sistema:</text:span></text:p>
      <text:list xml:id="list2688111034" text:style-name="L2">
        <text:list-item>
          <text:p text:style-name="P39">Se cumplieron 2 de los 3 compromisos asumidos en la reunión anterior.</text:p>
        </text:list-item>
        <text:list-item>
          <text:p text:style-name="P39">El compromiso no cumplido será nuevamente propuesto con el mismo responsable.</text:p>
        </text:list-item>
        <text:list-item>
          <text:p text:style-name="P39">Se <text:span text:style-name="T11">determinó</text:span> que el desarrollo de la parte web y móvil serán asignados por separado a miembros del proyecto.</text:p>
        </text:list-item>
      </text:list>
      <text:p text:style-name="P21"/>
      <text:p text:style-name="P31">Compromisos asumido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Compromiso</text:p>
          </table:table-cell>
          <table:table-cell table:style-name="Table1.A1" office:value-type="string">
            <text:p text:style-name="P8">Fecha tope</text:p>
          </table:table-cell>
          <table:table-cell table:style-name="Table1.C1" office:value-type="string">
            <text:p text:style-name="P8">Responsable</text:p>
          </table:table-cell>
        </table:table-row>
        <table:table-row>
          <table:table-cell table:style-name="Table1.A2" office:value-type="string">
            <text:p text:style-name="P7">Definir el nuevo plan de iteración</text:p>
          </table:table-cell>
          <table:table-cell table:style-name="Table1.B2" office:value-type="string">
            <text:p text:style-name="P7"><text:span text:style-name="T9">11</text:span>/01/2019</text:p>
          </table:table-cell>
          <table:table-cell table:style-name="Table1.C2" office:value-type="string">
            <text:p text:style-name="P7">Cinthia Lima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44ad"/>
    </style:style>
    <style:style style:name="MT2" style:family="text">
      <style:text-properties officeooo:rsid="002ea5fe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SUMEN DE REUNIÓN — </text:span>PÁGINA <text:page-number text:select-page="current">4</text:page-number><text:s/>DE <text:page-count>4</text:page-count></text:p>
      </style:header>
      <loext:header-first>
        <text:p text:style-name="MP2"><text:span text:style-name="MT2">TÍTULO DEL DOCUMENTO — </text:span>PÁGINA <text:page-number text:select-page="current">1</text:page-number><text:s/>DE <text:page-count>4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5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7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1-10T20:01:17.296661820</dc:date>
    <dc:creator>Ariel Machini</dc:creator>
    <meta:editing-duration>PT2H59M2S</meta:editing-duration>
    <meta:editing-cycles>45</meta:editing-cycles>
    <meta:generator>LibreOffice/6.1.3.2$Linux_X86_64 LibreOffice_project/10$Build-2</meta:generator>
    <meta:document-statistic meta:table-count="3" meta:image-count="3" meta:object-count="0" meta:page-count="4" meta:paragraph-count="54" meta:word-count="190" meta:character-count="1209" meta:non-whitespace-character-count="1073"/>
  </office:meta>
</office:document-meta>
</file>